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6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fo:min-height="1.095cm"/>
    </style:style>
    <style:style style:name="gr10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  <style:text-properties fo:font-style="italic" style:font-style-asian="italic" style:font-style-complex="italic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5" style:family="paragraph">
      <style:paragraph-properties fo:margin-left="0cm" fo:margin-right="0cm" fo:line-height="93%" fo:text-indent="0cm" style:punctuation-wrap="hanging" style:line-break="strict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GB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.805cm" svg:y1="5.921cm" svg:x2="24.453cm" svg:y2="5.925cm">
          <text:p/>
        </draw:line>
        <draw:line draw:style-name="gr3" draw:text-style-name="P1" draw:layer="layout" svg:x1="3.287cm" svg:y1="2.146cm" svg:x2="5.592cm" svg:y2="5.732cm">
          <text:p/>
        </draw:line>
        <draw:custom-shape draw:style-name="gr4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347cm" svg:y1="2.084cm" svg:x2="12.568cm" svg:y2="9.862cm">
          <text:p/>
        </draw:line>
        <draw:line draw:style-name="gr6" draw:text-style-name="P1" draw:layer="layout" svg:x1="1.805cm" svg:y1="9.989cm" svg:x2="24.453cm" svg:y2="9.993cm">
          <text:p/>
        </draw:line>
        <draw:line draw:style-name="gr7" draw:text-style-name="P1" draw:layer="layout" svg:x1="5.827cm" svg:y1="5.064cm" svg:x2="5.831cm" svg:y2="6.758cm">
          <text:p/>
        </draw:line>
        <draw:line draw:style-name="gr7" draw:text-style-name="P1" draw:layer="layout" svg:x1="4.307cm" svg:y1="0.928cm" svg:x2="4.312cm" svg:y2="2.622cm">
          <text:p/>
        </draw:line>
        <draw:line draw:style-name="gr7" draw:text-style-name="P1" draw:layer="layout" svg:x1="12.812cm" svg:y1="9.042cm" svg:x2="12.816cm" svg:y2="10.736cm">
          <text:p/>
        </draw:line>
        <draw:custom-shape draw:style-name="gr8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9" draw:text-style-name="P4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9" draw:text-style-name="P4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10" draw:text-style-name="P1" draw:layer="layout" svg:x1="16.305cm" svg:y1="0.996cm" svg:x2="15.238cm" svg:y2="2.901cm">
          <text:p/>
        </draw:line>
        <draw:line draw:style-name="gr10" draw:text-style-name="P1" draw:layer="layout" svg:x1="15.243cm" svg:y1="0.996cm" svg:x2="16.301cm" svg:y2="2.901cm">
          <text:p/>
        </draw:line>
        <draw:custom-shape draw:style-name="gr11" draw:text-style-name="P6" draw:layer="layout" svg:width="2.481cm" svg:height="1.207cm" svg:x="16.472cm" svg:y="0.891cm">
          <text:p text:style-name="P5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4.423cm" svg:y1="2.151cm" svg:x2="16.48cm" svg:y2="5.757cm">
          <text:p/>
        </draw:lin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10:16:44</dc:date>
    <dc:creator>Alberto Montresor</dc:creator>
    <meta:editing-duration>PT21M43S</meta:editing-duration>
    <meta:editing-cycles>4</meta:editing-cycles>
    <meta:generator>OpenOffice.org/3.3$Unix OpenOffice.org_project/330m20$Build-9567</meta:generator>
    <meta:document-statistic meta:object-count="19"/>
  </office:meta>
</office:document-meta>
</file>